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All.ge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setUserMap( Map &lt; String , List &lt; Person &gt; &gt; us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31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setUsers( List &lt; Person &gt;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son.setAge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setCount( Integer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setManagers( List &lt; Person &gt; mana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get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ll.getUs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,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